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78CB2378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language="uk" fo:country="U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Проект</text:span>: <text:span text:style-name="T1"><text:text-input text:description="">$project.Name</text:text-input></text:span><text:span text:style-name="T1"><text:text-input text:description=""/></text:span></text:p>
      <text:p text:style-name="Standard"><text:span text:style-name="T1"/></text:p>
      <text:p text:style-name="Standard"><draw:frame draw:style-name="fr1" draw:name="Графический объект1" text:anchor-type="paragraph" svg:width="15.251cm" svg:height="10.269cm" draw:z-index="0"><draw:image xlink:href="Pictures/10000000000003200000025878CB2378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3-05-01T17:53:28.96</dc:date>
    <meta:editing-duration>PT4H41M40S</meta:editing-duration>
    <meta:editing-cycles>4</meta:editing-cycles>
    <meta:generator>OpenOffice.org/3.4.1$Win32 OpenOffice.org_project/341m1$Build-9593</meta:generator>
    <meta:document-statistic meta:table-count="0" meta:image-count="1" meta:object-count="0" meta:page-count="1" meta:paragraph-count="1" meta:word-count="2" meta:character-count="22"/>
  </office:meta>
</office:document-meta>
</file>